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5.161cm"/>
    </style:style>
    <style:style style:name="co2" style:family="table-column">
      <style:table-column-properties fo:break-before="auto" style:column-width="4.895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 style:data-style-name="N41">
      <style:table-cell-properties fo:border="0.06pt solid #000000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4"/>
        <table:table-column table:style-name="co3" table:number-columns-repeated="2" table:default-cell-style-name="ce2"/>
        <table:table-row table:style-name="ro1" table:number-rows-repeated="2">
          <table:table-cell table:style-name="Default" table:number-columns-repeated="5"/>
        </table:table-row>
        <table:table-row table:style-name="ro1">
          <table:table-cell table:style-name="ce1" office:value-type="string" calcext:value-type="string">
            <text:p>Numero de Votaciones</text:p>
          </table:table-cell>
          <table:table-cell table:style-name="ce3" office:value-type="string" calcext:value-type="string">
            <text:p>Numéro Indentificación</text:p>
          </table:table-cell>
          <table:table-cell table:style-name="ce3" office:value-type="string" calcext:value-type="string">
            <text:p>Hora </text:p>
          </table:table-cell>
          <table:table-cell table:style-name="ce5" office:value-type="string" calcext:value-type="string" table:number-columns-spanned="2" table:number-rows-spanned="1">
            <text:p>Plancha Votadas</text:p>
          </table:table-cell>
          <table:covered-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0046" calcext:value-type="float">
            <text:p>130046</text:p>
          </table:table-cell>
          <table:table-cell office:value-type="time" office:time-value="PT11H08M00S" calcext:value-type="time">
            <text:p>11:08:00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9884" calcext:value-type="float">
            <text:p>149884</text:p>
          </table:table-cell>
          <table:table-cell office:value-type="time" office:time-value="PT14H41M00S" calcext:value-type="time">
            <text:p>14:41:00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65032" calcext:value-type="float">
            <text:p>165032</text:p>
          </table:table-cell>
          <table:table-cell office:value-type="time" office:time-value="PT10H28M00S" calcext:value-type="time">
            <text:p>10:28:00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87894" calcext:value-type="float">
            <text:p>187894</text:p>
          </table:table-cell>
          <table:table-cell office:value-type="time" office:time-value="PT14H43M00S" calcext:value-type="time">
            <text:p>14:43:0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94624" calcext:value-type="float">
            <text:p>194624</text:p>
          </table:table-cell>
          <table:table-cell office:value-type="time" office:time-value="PT14H43M00S" calcext:value-type="time">
            <text:p>14:43:00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97150" calcext:value-type="float">
            <text:p>197150</text:p>
          </table:table-cell>
          <table:table-cell office:value-type="time" office:time-value="PT14H40M00S" calcext:value-type="time">
            <text:p>14:40:0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0500" calcext:value-type="float">
            <text:p>200500</text:p>
          </table:table-cell>
          <table:table-cell office:value-type="time" office:time-value="PT14H45M00S" calcext:value-type="time">
            <text:p>14:45:00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42974" calcext:value-type="float">
            <text:p>242974</text:p>
          </table:table-cell>
          <table:table-cell office:value-type="time" office:time-value="PT11H13M00S" calcext:value-type="time">
            <text:p>11:13:0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91605" calcext:value-type="float">
            <text:p>291605</text:p>
          </table:table-cell>
          <table:table-cell office:value-type="time" office:time-value="PT11H17M00S" calcext:value-type="time">
            <text:p>11:17:00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98228" calcext:value-type="float">
            <text:p>298228</text:p>
          </table:table-cell>
          <table:table-cell office:value-type="time" office:time-value="PT11H16M00S" calcext:value-type="time">
            <text:p>11:16:00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30027" calcext:value-type="float">
            <text:p>330027</text:p>
          </table:table-cell>
          <table:table-cell office:value-type="time" office:time-value="PT11H20M00S" calcext:value-type="time">
            <text:p>11:20:00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51503" calcext:value-type="float">
            <text:p>351503</text:p>
          </table:table-cell>
          <table:table-cell office:value-type="time" office:time-value="PT14H39M00S" calcext:value-type="time">
            <text:p>14:39:0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66760" calcext:value-type="float">
            <text:p>366760</text:p>
          </table:table-cell>
          <table:table-cell office:value-type="time" office:time-value="PT14H45M00S" calcext:value-type="time">
            <text:p>14:45:00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96544" calcext:value-type="float">
            <text:p>396544</text:p>
          </table:table-cell>
          <table:table-cell office:value-type="time" office:time-value="PT12H49M00S" calcext:value-type="time">
            <text:p>12:49:0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37872" calcext:value-type="float">
            <text:p>437872</text:p>
          </table:table-cell>
          <table:table-cell office:value-type="time" office:time-value="PT14H46M00S" calcext:value-type="time">
            <text:p>14:46:00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78496" calcext:value-type="float">
            <text:p>478496</text:p>
          </table:table-cell>
          <table:table-cell office:value-type="time" office:time-value="PT14H47M00S" calcext:value-type="time">
            <text:p>14:47:00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124527" calcext:value-type="float">
            <text:p>1124527</text:p>
          </table:table-cell>
          <table:table-cell office:value-type="time" office:time-value="PT14H49M00S" calcext:value-type="time">
            <text:p>14:49:00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756550" calcext:value-type="float">
            <text:p>1756550</text:p>
          </table:table-cell>
          <table:table-cell office:value-type="time" office:time-value="PT14H50M00S" calcext:value-type="time">
            <text:p>14:50:00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977474" calcext:value-type="float">
            <text:p>1977474</text:p>
          </table:table-cell>
          <table:table-cell office:value-type="time" office:time-value="PT14H51M00S" calcext:value-type="time">
            <text:p>14:51:00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030108" calcext:value-type="float">
            <text:p>2030108</text:p>
          </table:table-cell>
          <table:table-cell office:value-type="time" office:time-value="PT14H52M00S" calcext:value-type="time">
            <text:p>14:52:0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193961" calcext:value-type="float">
            <text:p>2193961</text:p>
          </table:table-cell>
          <table:table-cell office:value-type="time" office:time-value="PT14H53M00S" calcext:value-type="time">
            <text:p>14:53:00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550297" calcext:value-type="float">
            <text:p>2550297</text:p>
          </table:table-cell>
          <table:table-cell office:value-type="time" office:time-value="PT14H53M00S" calcext:value-type="time">
            <text:p>14:53:00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856444" calcext:value-type="float">
            <text:p>2856444</text:p>
          </table:table-cell>
          <table:table-cell office:value-type="time" office:time-value="PT14H58M00S" calcext:value-type="time">
            <text:p>14:58:0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860927" calcext:value-type="float">
            <text:p>2860927</text:p>
          </table:table-cell>
          <table:table-cell office:value-type="time" office:time-value="PT15H06M00S" calcext:value-type="time">
            <text:p>15:06:00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870951" calcext:value-type="float">
            <text:p>2870951</text:p>
          </table:table-cell>
          <table:table-cell office:value-type="time" office:time-value="PT15H07M00S" calcext:value-type="time">
            <text:p>15:07:00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880269" calcext:value-type="float">
            <text:p>2880269</text:p>
          </table:table-cell>
          <table:table-cell office:value-type="time" office:time-value="PT14H55M00S" calcext:value-type="time">
            <text:p>14:55:00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884020" calcext:value-type="float">
            <text:p>2884020</text:p>
          </table:table-cell>
          <table:table-cell office:value-type="time" office:time-value="PT14H56M00S" calcext:value-type="time">
            <text:p>14:56:00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890005" calcext:value-type="float">
            <text:p>2890005</text:p>
          </table:table-cell>
          <table:table-cell office:value-type="time" office:time-value="PT15H08M00S" calcext:value-type="time">
            <text:p>15:08:0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896994" calcext:value-type="float">
            <text:p>2896994</text:p>
          </table:table-cell>
          <table:table-cell office:value-type="time" office:time-value="PT14H58M00S" calcext:value-type="time">
            <text:p>14:58:00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907821" calcext:value-type="float">
            <text:p>2907821</text:p>
          </table:table-cell>
          <table:table-cell office:value-type="time" office:time-value="PT15H09M00S" calcext:value-type="time">
            <text:p>15:09:00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913084" calcext:value-type="float">
            <text:p>2913084</text:p>
          </table:table-cell>
          <table:table-cell office:value-type="time" office:time-value="PT18H46M00S" calcext:value-type="time">
            <text:p>18:46:00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919289" calcext:value-type="float">
            <text:p>2919289</text:p>
          </table:table-cell>
          <table:table-cell office:value-type="time" office:time-value="PT18H46M00S" calcext:value-type="time">
            <text:p>18:46:00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923619" calcext:value-type="float">
            <text:p>2923619</text:p>
          </table:table-cell>
          <table:table-cell office:value-type="time" office:time-value="PT18H45M00S" calcext:value-type="time">
            <text:p>18:45:00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926797" calcext:value-type="float">
            <text:p>2926797</text:p>
          </table:table-cell>
          <table:table-cell office:value-type="time" office:time-value="PT18H44M00S" calcext:value-type="time">
            <text:p>18:44:0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928533" calcext:value-type="float">
            <text:p>2928533</text:p>
          </table:table-cell>
          <table:table-cell office:value-type="time" office:time-value="PT18H43M00S" calcext:value-type="time">
            <text:p>18:43:0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934813" calcext:value-type="float">
            <text:p>2934813</text:p>
          </table:table-cell>
          <table:table-cell office:value-type="time" office:time-value="PT18H47M00S" calcext:value-type="time">
            <text:p>18:47:0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936479" calcext:value-type="float">
            <text:p>2936479</text:p>
          </table:table-cell>
          <table:table-cell office:value-type="time" office:time-value="PT15H17M00S" calcext:value-type="time">
            <text:p>15:17:0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938772" calcext:value-type="float">
            <text:p>2938772</text:p>
          </table:table-cell>
          <table:table-cell office:value-type="time" office:time-value="PT15H10M00S" calcext:value-type="time">
            <text:p>15:10:0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939788" calcext:value-type="float">
            <text:p>2939788</text:p>
          </table:table-cell>
          <table:table-cell office:value-type="time" office:time-value="PT15H20M00S" calcext:value-type="time">
            <text:p>15:20: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956637" calcext:value-type="float">
            <text:p>2956637</text:p>
          </table:table-cell>
          <table:table-cell office:value-type="time" office:time-value="PT18H48M00S" calcext:value-type="time">
            <text:p>18:48:00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969312" calcext:value-type="float">
            <text:p>2969312</text:p>
          </table:table-cell>
          <table:table-cell office:value-type="time" office:time-value="PT18H49M00S" calcext:value-type="time">
            <text:p>18:49:00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972099" calcext:value-type="float">
            <text:p>2972099</text:p>
          </table:table-cell>
          <table:table-cell office:value-type="time" office:time-value="PT18H51M00S" calcext:value-type="time">
            <text:p>18:51:0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981369" calcext:value-type="float">
            <text:p>2981369</text:p>
          </table:table-cell>
          <table:table-cell office:value-type="time" office:time-value="PT18H50M00S" calcext:value-type="time">
            <text:p>18:50:00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994558" calcext:value-type="float">
            <text:p>2994558</text:p>
          </table:table-cell>
          <table:table-cell office:value-type="time" office:time-value="PT18H52M00S" calcext:value-type="time">
            <text:p>18:52:0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009738" calcext:value-type="float">
            <text:p>3009738</text:p>
          </table:table-cell>
          <table:table-cell office:value-type="time" office:time-value="PT18H52M00S" calcext:value-type="time">
            <text:p>18:52:00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010400" calcext:value-type="float">
            <text:p>3010400</text:p>
          </table:table-cell>
          <table:table-cell office:value-type="time" office:time-value="PT18H55M00S" calcext:value-type="time">
            <text:p>18:55:0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014610" calcext:value-type="float">
            <text:p>3014610</text:p>
          </table:table-cell>
          <table:table-cell office:value-type="time" office:time-value="PT18H56M00S" calcext:value-type="time">
            <text:p>18:56:0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019068" calcext:value-type="float">
            <text:p>3019068</text:p>
          </table:table-cell>
          <table:table-cell office:value-type="time" office:time-value="PT18H53M00S" calcext:value-type="time">
            <text:p>18:53:0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023955" calcext:value-type="float">
            <text:p>3023955</text:p>
          </table:table-cell>
          <table:table-cell office:value-type="time" office:time-value="PT18H54M00S" calcext:value-type="time">
            <text:p>18:54:00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051052" calcext:value-type="float">
            <text:p>3051052</text:p>
          </table:table-cell>
          <table:table-cell office:value-type="time" office:time-value="PT18H54M00S" calcext:value-type="time">
            <text:p>18:54:00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051530" calcext:value-type="float">
            <text:p>3051530</text:p>
          </table:table-cell>
          <table:table-cell office:value-type="time" office:time-value="PT18H55M00S" calcext:value-type="time">
            <text:p>18:55:00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86059648" calcext:value-type="float">
            <text:p>86059648</text:p>
          </table:table-cell>
          <table:table-cell office:value-type="time" office:time-value="PT19H59M00S" calcext:value-type="time">
            <text:p>19:59:00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86062453" calcext:value-type="float">
            <text:p>86062453</text:p>
          </table:table-cell>
          <table:table-cell office:value-type="time" office:time-value="PT20H00M00S" calcext:value-type="time">
            <text:p>20:00:0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O SE REGISTRO VOTO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86081848" calcext:value-type="float">
            <text:p>86081848</text:p>
          </table:table-cell>
          <table:table-cell office:value-type="time" office:time-value="PT19H59M00S" calcext:value-type="time">
            <text:p>19:59:00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87103297" calcext:value-type="float">
            <text:p>87103297</text:p>
          </table:table-cell>
          <table:table-cell office:value-type="time" office:time-value="PT19H58M00S" calcext:value-type="time">
            <text:p>19:58:0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87452158" calcext:value-type="float">
            <text:p>87452158</text:p>
          </table:table-cell>
          <table:table-cell office:value-type="time" office:time-value="PT19H58M00S" calcext:value-type="time">
            <text:p>19:58:00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88032823" calcext:value-type="float">
            <text:p>88032823</text:p>
          </table:table-cell>
          <table:table-cell office:value-type="time" office:time-value="PT19H57M00S" calcext:value-type="time">
            <text:p>19:57:0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88157260" calcext:value-type="float">
            <text:p>88157260</text:p>
          </table:table-cell>
          <table:table-cell office:value-type="time" office:time-value="PT19H56M00S" calcext:value-type="time">
            <text:p>19:56:00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88193512" calcext:value-type="float">
            <text:p>88193512</text:p>
          </table:table-cell>
          <table:table-cell office:value-type="time" office:time-value="PT19H56M00S" calcext:value-type="time">
            <text:p>19:56:0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88213473" calcext:value-type="float">
            <text:p>88213473</text:p>
          </table:table-cell>
          <table:table-cell office:value-type="time" office:time-value="PT19H57M00S" calcext:value-type="time">
            <text:p>19:57: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88244310" calcext:value-type="float">
            <text:p>88244310</text:p>
          </table:table-cell>
          <table:table-cell office:value-type="time" office:time-value="PT19H57M00S" calcext:value-type="time">
            <text:p>19:57:00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88285453" calcext:value-type="float">
            <text:p>88285453</text:p>
          </table:table-cell>
          <table:table-cell office:value-type="time" office:time-value="PT19H55M00S" calcext:value-type="time">
            <text:p>19:55:0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91200963" calcext:value-type="float">
            <text:p>91200963</text:p>
          </table:table-cell>
          <table:table-cell office:value-type="time" office:time-value="PT19H54M00S" calcext:value-type="time">
            <text:p>19:54:00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91234234" calcext:value-type="float">
            <text:p>91234234</text:p>
          </table:table-cell>
          <table:table-cell office:value-type="time" office:time-value="PT19H55M00S" calcext:value-type="time">
            <text:p>19:55:00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91265380" calcext:value-type="float">
            <text:p>91265380</text:p>
          </table:table-cell>
          <table:table-cell office:value-type="time" office:time-value="PT19H54M00S" calcext:value-type="time">
            <text:p>19:54:00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91287718" calcext:value-type="float">
            <text:p>91287718</text:p>
          </table:table-cell>
          <table:table-cell office:value-type="time" office:time-value="PT19H53M00S" calcext:value-type="time">
            <text:p>19:53:0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91349720" calcext:value-type="float">
            <text:p>91349720</text:p>
          </table:table-cell>
          <table:table-cell office:value-type="time" office:time-value="PT19H53M00S" calcext:value-type="time">
            <text:p>19:53:00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1455070" calcext:value-type="float">
            <text:p>91455070</text:p>
          </table:table-cell>
          <table:table-cell office:value-type="time" office:time-value="PT19H52M00S" calcext:value-type="time">
            <text:p>19:52:00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91506143" calcext:value-type="float">
            <text:p>91506143</text:p>
          </table:table-cell>
          <table:table-cell office:value-type="time" office:time-value="PT19H50M00S" calcext:value-type="time">
            <text:p>19:50:00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91540914" calcext:value-type="float">
            <text:p>91540914</text:p>
          </table:table-cell>
          <table:table-cell office:value-type="time" office:time-value="PT19H51M00S" calcext:value-type="time">
            <text:p>19:51:00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92185430" calcext:value-type="float">
            <text:p>92185430</text:p>
          </table:table-cell>
          <table:table-cell office:value-type="time" office:time-value="PT19H52M00S" calcext:value-type="time">
            <text:p>19:52:0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92495057" calcext:value-type="float">
            <text:p>92495057</text:p>
          </table:table-cell>
          <table:table-cell office:value-type="time" office:time-value="PT19H51M00S" calcext:value-type="time">
            <text:p>19:51:00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015398240" calcext:value-type="float">
            <text:p>1015398240</text:p>
          </table:table-cell>
          <table:table-cell office:value-type="time" office:time-value="PT19H12M00S" calcext:value-type="time">
            <text:p>19:12:00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015398732" calcext:value-type="float">
            <text:p>1015398732</text:p>
          </table:table-cell>
          <table:table-cell office:value-type="time" office:time-value="PT19H12M00S" calcext:value-type="time">
            <text:p>19:12:00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15399779" calcext:value-type="float">
            <text:p>1015399779</text:p>
          </table:table-cell>
          <table:table-cell office:value-type="time" office:time-value="PT19H13M00S" calcext:value-type="time">
            <text:p>19:13:0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015400577" calcext:value-type="float">
            <text:p>1015400577</text:p>
          </table:table-cell>
          <table:table-cell office:value-type="time" office:time-value="PT19H14M00S" calcext:value-type="time">
            <text:p>19:14:00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015401185" calcext:value-type="float">
            <text:p>1015401185</text:p>
          </table:table-cell>
          <table:table-cell office:value-type="time" office:time-value="PT19H15M00S" calcext:value-type="time">
            <text:p>19:15:0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015401692" calcext:value-type="float">
            <text:p>1015401692</text:p>
          </table:table-cell>
          <table:table-cell office:value-type="time" office:time-value="PT19H14M00S" calcext:value-type="time">
            <text:p>19:14:00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015402193" calcext:value-type="float">
            <text:p>1015402193</text:p>
          </table:table-cell>
          <table:table-cell office:value-type="time" office:time-value="PT19H15M00S" calcext:value-type="time">
            <text:p>19:15:00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15402829" calcext:value-type="float">
            <text:p>1015402829</text:p>
          </table:table-cell>
          <table:table-cell office:value-type="time" office:time-value="PT19H16M00S" calcext:value-type="time">
            <text:p>19:16:00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015403065" calcext:value-type="float">
            <text:p>1015403065</text:p>
          </table:table-cell>
          <table:table-cell office:value-type="time" office:time-value="PT19H16M00S" calcext:value-type="time">
            <text:p>19:16:00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015403777" calcext:value-type="float">
            <text:p>1015403777</text:p>
          </table:table-cell>
          <table:table-cell office:value-type="time" office:time-value="PT19H17M00S" calcext:value-type="time">
            <text:p>19:17:0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015404539" calcext:value-type="float">
            <text:p>1015404539</text:p>
          </table:table-cell>
          <table:table-cell office:value-type="time" office:time-value="PT19H18M00S" calcext:value-type="time">
            <text:p>19:18:00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015405975" calcext:value-type="float">
            <text:p>1015405975</text:p>
          </table:table-cell>
          <table:table-cell office:value-type="time" office:time-value="PT19H18M00S" calcext:value-type="time">
            <text:p>19:18:0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015407055" calcext:value-type="float">
            <text:p>1015407055</text:p>
          </table:table-cell>
          <table:table-cell office:value-type="time" office:time-value="PT19H19M00S" calcext:value-type="time">
            <text:p>19:19:00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015409272" calcext:value-type="float">
            <text:p>1015409272</text:p>
          </table:table-cell>
          <table:table-cell office:value-type="time" office:time-value="PT19H19M00S" calcext:value-type="time">
            <text:p>19:19:0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015411691" calcext:value-type="float">
            <text:p>1015411691</text:p>
          </table:table-cell>
          <table:table-cell office:value-type="time" office:time-value="PT19H20M00S" calcext:value-type="time">
            <text:p>19:20:00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015414152" calcext:value-type="float">
            <text:p>1015414152</text:p>
          </table:table-cell>
          <table:table-cell office:value-type="time" office:time-value="PT19H21M00S" calcext:value-type="time">
            <text:p>19:21:0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015415752" calcext:value-type="float">
            <text:p>1015415752</text:p>
          </table:table-cell>
          <table:table-cell office:value-type="time" office:time-value="PT19H21M00S" calcext:value-type="time">
            <text:p>19:21:00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15418094" calcext:value-type="float">
            <text:p>1015418094</text:p>
          </table:table-cell>
          <table:table-cell office:value-type="time" office:time-value="PT19H23M00S" calcext:value-type="time">
            <text:p>19:23:0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015426974" calcext:value-type="float">
            <text:p>1015426974</text:p>
          </table:table-cell>
          <table:table-cell office:value-type="time" office:time-value="PT19H22M00S" calcext:value-type="time">
            <text:p>19:22:00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015999127" calcext:value-type="float">
            <text:p>1015999127</text:p>
          </table:table-cell>
          <table:table-cell office:value-type="time" office:time-value="PT19H24M00S" calcext:value-type="time">
            <text:p>19:24:00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015999664" calcext:value-type="float">
            <text:p>1015999664</text:p>
          </table:table-cell>
          <table:table-cell office:value-type="time" office:time-value="PT19H23M00S" calcext:value-type="time">
            <text:p>19:23:0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016004004" calcext:value-type="float">
            <text:p>1016004004</text:p>
          </table:table-cell>
          <table:table-cell office:value-type="time" office:time-value="PT19H25M00S" calcext:value-type="time">
            <text:p>19:25:00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016004849" calcext:value-type="float">
            <text:p>1016004849</text:p>
          </table:table-cell>
          <table:table-cell office:value-type="time" office:time-value="PT19H25M00S" calcext:value-type="time">
            <text:p>19:25:0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016005869" calcext:value-type="float">
            <text:p>1016005869</text:p>
          </table:table-cell>
          <table:table-cell office:value-type="time" office:time-value="PT19H25M00S" calcext:value-type="time">
            <text:p>19:25:0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016007750" calcext:value-type="float">
            <text:p>1016007750</text:p>
          </table:table-cell>
          <table:table-cell office:value-type="time" office:time-value="PT19H27M00S" calcext:value-type="time">
            <text:p>19:27:0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016008852" calcext:value-type="float">
            <text:p>1016008852</text:p>
          </table:table-cell>
          <table:table-cell office:value-type="time" office:time-value="PT19H27M00S" calcext:value-type="time">
            <text:p>19:27:00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016009768" calcext:value-type="float">
            <text:p>1016009768</text:p>
          </table:table-cell>
          <table:table-cell office:value-type="time" office:time-value="PT19H28M00S" calcext:value-type="time">
            <text:p>19:28:0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16011012" calcext:value-type="float">
            <text:p>1016011012</text:p>
          </table:table-cell>
          <table:table-cell office:value-type="time" office:time-value="PT19H28M00S" calcext:value-type="time">
            <text:p>19:28:0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016012816" calcext:value-type="float">
            <text:p>1016012816</text:p>
          </table:table-cell>
          <table:table-cell office:value-type="time" office:time-value="PT19H30M00S" calcext:value-type="time">
            <text:p>19:30:0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016012949" calcext:value-type="float">
            <text:p>1016012949</text:p>
          </table:table-cell>
          <table:table-cell office:value-type="time" office:time-value="PT19H30M00S" calcext:value-type="time">
            <text:p>19:30:00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016014396" calcext:value-type="float">
            <text:p>1016014396</text:p>
          </table:table-cell>
          <table:table-cell office:value-type="time" office:time-value="PT19H29M00S" calcext:value-type="time">
            <text:p>19:29:0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016015529" calcext:value-type="float">
            <text:p>1016015529</text:p>
          </table:table-cell>
          <table:table-cell office:value-type="time" office:time-value="PT19H31M00S" calcext:value-type="time">
            <text:p>19:31:0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016016611" calcext:value-type="float">
            <text:p>1016016611</text:p>
          </table:table-cell>
          <table:table-cell office:value-type="time" office:time-value="PT19H31M00S" calcext:value-type="time">
            <text:p>19:31:00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016017925" calcext:value-type="float">
            <text:p>1016017925</text:p>
          </table:table-cell>
          <table:table-cell office:value-type="time" office:time-value="PT19H32M00S" calcext:value-type="time">
            <text:p>19:32:0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016019304" calcext:value-type="float">
            <text:p>1016019304</text:p>
          </table:table-cell>
          <table:table-cell office:value-type="time" office:time-value="PT19H32M00S" calcext:value-type="time">
            <text:p>19:32:00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016021462" calcext:value-type="float">
            <text:p>1016021462</text:p>
          </table:table-cell>
          <table:table-cell office:value-type="time" office:time-value="PT19H33M00S" calcext:value-type="time">
            <text:p>19:33:00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016024521" calcext:value-type="float">
            <text:p>1016024521</text:p>
          </table:table-cell>
          <table:table-cell office:value-type="time" office:time-value="PT19H34M00S" calcext:value-type="time">
            <text:p>19:34:0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016029087" calcext:value-type="float">
            <text:p>1016029087</text:p>
          </table:table-cell>
          <table:table-cell office:value-type="time" office:time-value="PT19H34M00S" calcext:value-type="time">
            <text:p>19:34:00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016043955" calcext:value-type="float">
            <text:p>1016043955</text:p>
          </table:table-cell>
          <table:table-cell office:value-type="time" office:time-value="PT19H35M00S" calcext:value-type="time">
            <text:p>19:35:0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090435718" calcext:value-type="float">
            <text:p>1090435718</text:p>
          </table:table-cell>
          <table:table-cell office:value-type="time" office:time-value="PT19H48M00S" calcext:value-type="time">
            <text:p>19:48:0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095787805" calcext:value-type="float">
            <text:p>1095787805</text:p>
          </table:table-cell>
          <table:table-cell office:value-type="time" office:time-value="PT19H49M00S" calcext:value-type="time">
            <text:p>19:49:0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099203628" calcext:value-type="float">
            <text:p>1099203628</text:p>
          </table:table-cell>
          <table:table-cell office:value-type="time" office:time-value="PT19H50M00S" calcext:value-type="time">
            <text:p>19:50:0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104695921" calcext:value-type="float">
            <text:p>1104695921</text:p>
          </table:table-cell>
          <table:table-cell office:value-type="time" office:time-value="PT19H48M00S" calcext:value-type="time">
            <text:p>19:48:00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110454571" calcext:value-type="float">
            <text:p>1110454571</text:p>
          </table:table-cell>
          <table:table-cell office:value-type="time" office:time-value="PT19H48M00S" calcext:value-type="time">
            <text:p>19:48:0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117495207" calcext:value-type="float">
            <text:p>1117495207</text:p>
          </table:table-cell>
          <table:table-cell office:value-type="time" office:time-value="PT19H47M00S" calcext:value-type="time">
            <text:p>19:47:0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121831635" calcext:value-type="float">
            <text:p>1121831635</text:p>
          </table:table-cell>
          <table:table-cell office:value-type="time" office:time-value="PT19H47M00S" calcext:value-type="time">
            <text:p>19:47:00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122782363" calcext:value-type="float">
            <text:p>1122782363</text:p>
          </table:table-cell>
          <table:table-cell office:value-type="time" office:time-value="PT19H46M00S" calcext:value-type="time">
            <text:p>19:46:00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136880248" calcext:value-type="float">
            <text:p>1136880248</text:p>
          </table:table-cell>
          <table:table-cell office:value-type="time" office:time-value="PT19H44M00S" calcext:value-type="time">
            <text:p>19:44:00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136881409" calcext:value-type="float">
            <text:p>1136881409</text:p>
          </table:table-cell>
          <table:table-cell office:value-type="time" office:time-value="PT19H45M00S" calcext:value-type="time">
            <text:p>19:45:0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177495212" calcext:value-type="float">
            <text:p>1177495212</text:p>
          </table:table-cell>
          <table:table-cell office:value-type="time" office:time-value="PT19H44M00S" calcext:value-type="time">
            <text:p>19:44:00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3070000000" calcext:value-type="float">
            <text:p>3070000000</text:p>
          </table:table-cell>
          <table:table-cell office:value-type="time" office:time-value="PT19H43M00S" calcext:value-type="time">
            <text:p>19:43:00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5110000000" calcext:value-type="float">
            <text:p>5110000000</text:p>
          </table:table-cell>
          <table:table-cell office:value-type="time" office:time-value="PT19H45M00S" calcext:value-type="time">
            <text:p>19:45: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8024100450" calcext:value-type="float">
            <text:p>8024100450</text:p>
          </table:table-cell>
          <table:table-cell office:value-type="time" office:time-value="PT19H46M00S" calcext:value-type="time">
            <text:p>19:46:0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20042114015" calcext:value-type="float">
            <text:p>20042114015</text:p>
          </table:table-cell>
          <table:table-cell office:value-type="time" office:time-value="PT19H43M00S" calcext:value-type="time">
            <text:p>19:43:00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71040900319" calcext:value-type="float">
            <text:p>71040900319</text:p>
          </table:table-cell>
          <table:table-cell office:value-type="time" office:time-value="PT19H41M00S" calcext:value-type="time">
            <text:p>19:41:00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71070306624" calcext:value-type="float">
            <text:p>71070306624</text:p>
          </table:table-cell>
          <table:table-cell office:value-type="time" office:time-value="PT11H42M00S" calcext:value-type="time">
            <text:p>11:42:0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71121800114" calcext:value-type="float">
            <text:p>71121800114</text:p>
          </table:table-cell>
          <table:table-cell office:value-type="time" office:time-value="PT19H41M00S" calcext:value-type="time">
            <text:p>19:41:00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73120300013" calcext:value-type="float">
            <text:p>73120300013</text:p>
          </table:table-cell>
          <table:table-cell office:value-type="time" office:time-value="PT19H40M00S" calcext:value-type="time">
            <text:p>19:40:0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74021700855" calcext:value-type="float">
            <text:p>74021700855</text:p>
          </table:table-cell>
          <table:table-cell office:value-type="time" office:time-value="PT19H41M00S" calcext:value-type="time">
            <text:p>19:41:0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74110200076" calcext:value-type="float">
            <text:p>74110200076</text:p>
          </table:table-cell>
          <table:table-cell office:value-type="time" office:time-value="PT19H39M00S" calcext:value-type="time">
            <text:p>19:39:0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75072510488" calcext:value-type="float">
            <text:p>75072510488</text:p>
          </table:table-cell>
          <table:table-cell office:value-type="time" office:time-value="PT19H39M00S" calcext:value-type="time">
            <text:p>19:39:0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76052411528" calcext:value-type="float">
            <text:p>76052411528</text:p>
          </table:table-cell>
          <table:table-cell office:value-type="time" office:time-value="PT19H39M00S" calcext:value-type="time">
            <text:p>19:39:00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77100603414" calcext:value-type="float">
            <text:p>77100603414</text:p>
          </table:table-cell>
          <table:table-cell office:value-type="time" office:time-value="PT19H36M00S" calcext:value-type="time">
            <text:p>19:36:00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78043001883" calcext:value-type="float">
            <text:p>78043001883</text:p>
          </table:table-cell>
          <table:table-cell office:value-type="time" office:time-value="PT19H37M00S" calcext:value-type="time">
            <text:p>19:37:00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79021708084" calcext:value-type="float">
            <text:p>79021708084</text:p>
          </table:table-cell>
          <table:table-cell office:value-type="time" office:time-value="PT19H36M00S" calcext:value-type="time">
            <text:p>19:36:0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79101705949" calcext:value-type="float">
            <text:p>79101705949</text:p>
          </table:table-cell>
          <table:table-cell office:value-type="time" office:time-value="PT19H37M00S" calcext:value-type="time">
            <text:p>19:37:0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80121504042" calcext:value-type="float">
            <text:p>80121504042</text:p>
          </table:table-cell>
          <table:table-cell office:value-type="time" office:time-value="PT19H38M00S" calcext:value-type="time">
            <text:p>19:38:00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iv </meta:initial-creator>
    <meta:creation-date>2014-05-20T20:04:33.307805608</meta:creation-date>
    <dc:date>2014-05-20T20:07:31.442281396</dc:date>
    <dc:creator>Stiv </dc:creator>
    <meta:editing-duration>P0D</meta:editing-duration>
    <meta:editing-cycles>1</meta:editing-cycles>
    <meta:document-statistic meta:table-count="1" meta:cell-count="699" meta:object-count="0"/>
    <meta:generator>LibreOffice/4.2.4.2$Linux_X86_64 LibreOffice_project/420$Build-2</meta:generator>
  </office:meta>
</office:document-meta>
</file>